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25cm" fo:min-width="3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55cm" fo:min-width="1.2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65cm" fo:min-width="1.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85cm" fo:min-width="1.6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95cm" fo:min-width="1.6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65cm" fo:min-width="1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75cm" fo:min-width="1.2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9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9cm"/>
    </style:style>
    <style:style style:name="gr13" style:family="graphic" style:parent-style-name="standard">
      <style:graphic-properties draw:stroke="none" draw:fill="none" fo:min-height="0.4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65cm"/>
    </style:style>
    <style:style style:name="gr15" style:family="graphic" style:parent-style-name="standard">
      <style:graphic-properties draw:stroke="none" draw:fill="none" fo:min-height="0.94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6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cm" svg:height="1.5cm" svg:x="12.9cm" svg:y="1.9cm">
          <text:p text:style-name="P1"><text:span text:style-name="T1">Add </text:span></text:p>
          <text:p text:style-name="P1"><text:span text:style-name="T1">Boo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7cm" svg:height="0.8cm" svg:x="1.2cm" svg:y="8.1cm">
          <text:p text:style-name="P1"><text:span text:style-name="T2">Get D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0.9cm" svg:x="5.2cm" svg:y="8.1cm">
          <text:p text:style-name="P1"><text:span text:style-name="T2">Get Ti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0.9cm" svg:x="9.2cm" svg:y="8.1cm">
          <text:p text:style-name="P1"><text:span text:style-name="T2">Input </text:span></text:p>
          <text:p text:style-name="P1"><text:span text:style-name="T2">NoOfPp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0.9cm" svg:x="13.3cm" svg:y="8.1cm">
          <text:p text:style-name="P1"><text:span text:style-name="T2">Input First</text:span></text:p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0.9cm" svg:x="17.2cm" svg:y="8.1cm">
          <text:p text:style-name="P1"><text:span text:style-name="T2">Input Last </text:span></text:p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0.9cm" svg:x="21.2cm" svg:y="8.1cm">
          <text:p text:style-name="P1"><text:span text:style-name="T2">Input </text:span></text:p>
          <text:p text:style-name="P1"><text:span text:style-name="T2">TeleN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0.9cm" svg:x="3.1cm" svg:y="8.1cm">
          <text:p text:style-name="P1"><text:span text:style-name="T2">Add D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0.9cm" svg:x="7.1cm" svg:y="8.1cm">
          <text:p text:style-name="P1"><text:span text:style-name="T2">Add Ti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0.9cm" svg:x="11.1cm" svg:y="8.1cm">
          <text:p text:style-name="P1"><text:span text:style-name="T2">Add </text:span></text:p>
          <text:p text:style-name="P1"><text:span text:style-name="T2">NoOfPp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0.9cm" svg:x="15.2cm" svg:y="8.1cm">
          <text:p text:style-name="P1"><text:span text:style-name="T2">Add First</text:span></text:p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0.9cm" svg:x="19.1cm" svg:y="8.1cm">
          <text:p text:style-name="P1"><text:span text:style-name="T2">Add Last</text:span></text:p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0.9cm" svg:x="23.2cm" svg:y="8.1cm">
          <text:p text:style-name="P1"><text:span text:style-name="T2">Add </text:span></text:p>
          <text:p text:style-name="P1"><text:span text:style-name="T2">TeleNo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cm" svg:height="1.1cm" svg:x="2.3cm" svg:y="4.7cm">
          <text:p text:style-name="P1"><text:span text:style-name="T3">Add Dat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1cm" svg:height="1.2cm" svg:x="6.1cm" svg:y="4.7cm">
          <text:p text:style-name="P1"><text:span text:style-name="T3">Add 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cm" svg:height="1.1cm" svg:x="9.9cm" svg:y="4.7cm">
          <text:p text:style-name="P1"><text:span text:style-name="T3">Add</text:span></text:p>
          <text:p text:style-name="P1"><text:span text:style-name="T3">NoOfpp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0.9cm" svg:x="25.2cm" svg:y="8.1cm">
          <text:p text:style-name="P1"><text:span text:style-name="T2">Input </text:span></text:p>
          <text:p text:style-name="P1"><text:span text:style-name="T2">TableNo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5cm" svg:height="0.9cm" svg:x="27cm" svg:y="8.1cm">
          <text:p text:style-name="P1"><text:span text:style-name="T2">Add</text:span></text:p>
          <text:p text:style-name="P1"><text:span text:style-name="T2">TableNo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cm" svg:height="1.1cm" svg:x="14.1cm" svg:y="4.7cm">
          <text:p text:style-name="P1"><text:span text:style-name="T3">Add First</text:span></text:p>
          <text:p text:style-name="P1"><text:span text:style-name="T3">Nam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cm" svg:height="1.1cm" svg:x="18cm" svg:y="4.7cm">
          <text:p text:style-name="P1"><text:span text:style-name="T3">Add Last</text:span></text:p>
          <text:p text:style-name="P1"><text:span text:style-name="T3">Nam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cm" svg:height="1.1cm" svg:x="22.2cm" svg:y="4.7cm">
          <text:p text:style-name="P1"><text:span text:style-name="T3">Add </text:span></text:p>
          <text:p text:style-name="P1"><text:span text:style-name="T3">TeleNo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cm" svg:height="1.1cm" svg:x="25.8cm" svg:y="4.7cm">
          <text:p text:style-name="P1"><text:span text:style-name="T3">Add </text:span></text:p>
          <text:p text:style-name="P1"><text:span text:style-name="T3">TableN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.5cm" svg:x="12.8cm" svg:y="10.4cm">
          <text:p text:style-name="P1"><text:span text:style-name="T1">Delete </text:span></text:p>
          <text:p text:style-name="P1"><text:span text:style-name="T1">Boo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.7cm" svg:height="1cm" svg:x="1.1cm" svg:y="16.9cm">
          <text:p text:style-name="P1"><text:span text:style-name="T2">Get D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0.9cm" svg:x="5.1cm" svg:y="17cm">
          <text:p text:style-name="P1"><text:span text:style-name="T2">Get Ti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0.9cm" svg:x="9.1cm" svg:y="17cm">
          <text:p text:style-name="P1"><text:span text:style-name="T2">Get </text:span></text:p>
          <text:p text:style-name="P1"><text:span text:style-name="T2">NoOfPp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0.9cm" svg:x="13.2cm" svg:y="17cm">
          <text:p text:style-name="P1"><text:span text:style-name="T2">Get First</text:span></text:p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0.9cm" svg:x="17.1cm" svg:y="17cm">
          <text:p text:style-name="P1"><text:span text:style-name="T2">Get Last </text:span></text:p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0.9cm" svg:x="21.1cm" svg:y="17cm">
          <text:p text:style-name="P1"><text:span text:style-name="T2">Get </text:span></text:p>
          <text:p text:style-name="P1"><text:span text:style-name="T2">TeleN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0.9cm" svg:x="3cm" svg:y="17cm">
          <text:p text:style-name="P1"><text:span text:style-name="T2">Delete</text:span></text:p>
          <text:p text:style-name="P1"><text:span text:style-name="T2"><text:s/></text:span><text:span text:style-name="T2">D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0.9cm" svg:x="7cm" svg:y="17cm">
          <text:p text:style-name="P1"><text:span text:style-name="T2">Delete</text:span></text:p>
          <text:p text:style-name="P1"><text:span text:style-name="T2"><text:s/></text:span><text:span text:style-name="T2">Ti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0.9cm" svg:x="11cm" svg:y="17cm">
          <text:p text:style-name="P1"><text:span text:style-name="T2">Delete </text:span></text:p>
          <text:p text:style-name="P1"><text:span text:style-name="T2">NoOfPp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0.9cm" svg:x="15.1cm" svg:y="17cm">
          <text:p text:style-name="P1"><text:span text:style-name="T2">Delete</text:span></text:p>
          <text:p text:style-name="P1"><text:span text:style-name="T2">First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0.9cm" svg:x="19cm" svg:y="17cm">
          <text:p text:style-name="P1"><text:span text:style-name="T2">Delete</text:span></text:p>
          <text:p text:style-name="P1"><text:span text:style-name="T2">Last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0.9cm" svg:x="23.1cm" svg:y="17cm">
          <text:p text:style-name="P1"><text:span text:style-name="T2">Delete</text:span></text:p>
          <text:p text:style-name="P1"><text:span text:style-name="T2">TeleNo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cm" svg:height="1.1cm" svg:x="2.1cm" svg:y="13.5cm">
          <text:p text:style-name="P1"><text:span text:style-name="T3">Delete</text:span></text:p>
          <text:p text:style-name="P1"><text:span text:style-name="T3">Dat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1cm" svg:height="1.2cm" svg:x="5.9cm" svg:y="13.5cm">
          <text:p text:style-name="P1"><text:span text:style-name="T3">Delete</text:span></text:p>
          <text:p text:style-name="P1"><text:span text:style-name="T3">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cm" svg:height="1.1cm" svg:x="9.7cm" svg:y="13.5cm">
          <text:p text:style-name="P1"><text:span text:style-name="T3">Delete</text:span></text:p>
          <text:p text:style-name="P1"><text:span text:style-name="T3">NoOfpp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0.9cm" svg:x="25.1cm" svg:y="17cm">
          <text:p text:style-name="P1"><text:span text:style-name="T2">Get </text:span></text:p>
          <text:p text:style-name="P1"><text:span text:style-name="T2">TableNo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0.9cm" svg:x="26.9cm" svg:y="17cm">
          <text:p text:style-name="P1"><text:span text:style-name="T2">Delete</text:span></text:p>
          <text:p text:style-name="P1"><text:span text:style-name="T2">TableNo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cm" svg:height="1.1cm" svg:x="13.9cm" svg:y="13.5cm">
          <text:p text:style-name="P1"><text:span text:style-name="T3">Delete</text:span></text:p>
          <text:p text:style-name="P1"><text:span text:style-name="T3"><text:s/></text:span><text:span text:style-name="T3">FirstNam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cm" svg:height="1.1cm" svg:x="17.8cm" svg:y="13.5cm">
          <text:p text:style-name="P1"><text:span text:style-name="T3">Delete</text:span></text:p>
          <text:p text:style-name="P1"><text:span text:style-name="T3"><text:s/></text:span><text:span text:style-name="T3">LastNam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cm" svg:height="1.1cm" svg:x="21.9cm" svg:y="13.5cm">
          <text:p text:style-name="P1"><text:span text:style-name="T3">Delete </text:span></text:p>
          <text:p text:style-name="P1"><text:span text:style-name="T3">TeleNo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1cm" svg:height="1.1cm" svg:x="25.6cm" svg:y="13.5cm">
          <text:p text:style-name="P1"><text:span text:style-name="T4">Delete</text:span></text:p>
          <text:p text:style-name="P1"><text:span text:style-name="T4">TableNo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.4cm" svg:y1="16.9cm" svg:x2="2.6cm" svg:y2="14.7cm">
          <text:p/>
        </draw:line>
        <draw:line draw:style-name="gr8" draw:text-style-name="P1" draw:layer="layout" svg:x1="5.4cm" svg:y1="17cm" svg:x2="6.6cm" svg:y2="14.8cm">
          <text:p/>
        </draw:line>
        <draw:line draw:style-name="gr8" draw:text-style-name="P1" draw:layer="layout" svg:x1="9.5cm" svg:y1="16.9cm" svg:x2="10.7cm" svg:y2="14.7cm">
          <text:p/>
        </draw:line>
        <draw:line draw:style-name="gr8" draw:text-style-name="P1" draw:layer="layout" svg:x1="13.5cm" svg:y1="17cm" svg:x2="14.7cm" svg:y2="14.8cm">
          <text:p/>
        </draw:line>
        <draw:line draw:style-name="gr8" draw:text-style-name="P1" draw:layer="layout" svg:x1="17.4cm" svg:y1="17cm" svg:x2="18.6cm" svg:y2="14.8cm">
          <text:p/>
        </draw:line>
        <draw:line draw:style-name="gr8" draw:text-style-name="P1" draw:layer="layout" svg:x1="21.3cm" svg:y1="16.9cm" svg:x2="22.5cm" svg:y2="14.7cm">
          <text:p/>
        </draw:line>
        <draw:line draw:style-name="gr8" draw:text-style-name="P1" draw:layer="layout" svg:x1="25.4cm" svg:y1="17cm" svg:x2="26.6cm" svg:y2="14.8cm">
          <text:p/>
        </draw:line>
        <draw:line draw:style-name="gr8" draw:text-style-name="P1" draw:layer="layout" svg:x1="2cm" svg:y1="8cm" svg:x2="3.2cm" svg:y2="5.8cm">
          <text:p/>
        </draw:line>
        <draw:line draw:style-name="gr8" draw:text-style-name="P1" draw:layer="layout" svg:x1="5.5cm" svg:y1="8.2cm" svg:x2="6.7cm" svg:y2="6cm">
          <text:p/>
        </draw:line>
        <draw:line draw:style-name="gr8" draw:text-style-name="P1" draw:layer="layout" svg:x1="9.5cm" svg:y1="8.1cm" svg:x2="10.7cm" svg:y2="5.9cm">
          <text:p/>
        </draw:line>
        <draw:line draw:style-name="gr8" draw:text-style-name="P1" draw:layer="layout" svg:x1="13.8cm" svg:y1="8.1cm" svg:x2="15cm" svg:y2="5.9cm">
          <text:p/>
        </draw:line>
        <draw:line draw:style-name="gr8" draw:text-style-name="P1" draw:layer="layout" svg:x1="17.6cm" svg:y1="8cm" svg:x2="18.8cm" svg:y2="5.8cm">
          <text:p/>
        </draw:line>
        <draw:line draw:style-name="gr8" draw:text-style-name="P1" draw:layer="layout" svg:x1="21.4cm" svg:y1="8.1cm" svg:x2="22.6cm" svg:y2="5.9cm">
          <text:p/>
        </draw:line>
        <draw:line draw:style-name="gr8" draw:text-style-name="P1" draw:layer="layout" svg:x1="25.5cm" svg:y1="8.1cm" svg:x2="26.7cm" svg:y2="5.9cm">
          <text:p/>
        </draw:line>
        <draw:line draw:style-name="gr8" draw:text-style-name="P1" draw:layer="layout" svg:x1="3.465cm" svg:y1="5.831cm" svg:x2="4.2cm" svg:y2="8cm">
          <text:p/>
        </draw:line>
        <draw:line draw:style-name="gr8" draw:text-style-name="P1" draw:layer="layout" svg:x1="7.5cm" svg:y1="5.9cm" svg:x2="8.235cm" svg:y2="8.069cm">
          <text:p/>
        </draw:line>
        <draw:line draw:style-name="gr8" draw:text-style-name="P1" draw:layer="layout" svg:x1="11.4cm" svg:y1="5.831cm" svg:x2="12.135cm" svg:y2="8cm">
          <text:p/>
        </draw:line>
        <draw:line draw:style-name="gr8" draw:text-style-name="P1" draw:layer="layout" svg:x1="15.665cm" svg:y1="5.9cm" svg:x2="16.4cm" svg:y2="8.069cm">
          <text:p/>
        </draw:line>
        <draw:line draw:style-name="gr8" draw:text-style-name="P1" draw:layer="layout" svg:x1="19.365cm" svg:y1="5.831cm" svg:x2="20.1cm" svg:y2="8cm">
          <text:p/>
        </draw:line>
        <draw:line draw:style-name="gr8" draw:text-style-name="P1" draw:layer="layout" svg:x1="23.5cm" svg:y1="5.931cm" svg:x2="24.235cm" svg:y2="8.1cm">
          <text:p/>
        </draw:line>
        <draw:line draw:style-name="gr8" draw:text-style-name="P1" draw:layer="layout" svg:x1="27.265cm" svg:y1="5.9cm" svg:x2="28cm" svg:y2="8.069cm">
          <text:p/>
        </draw:line>
        <draw:line draw:style-name="gr8" draw:text-style-name="P1" draw:layer="layout" svg:x1="3.3cm" svg:y1="14.731cm" svg:x2="4.035cm" svg:y2="16.9cm">
          <text:p/>
        </draw:line>
        <draw:line draw:style-name="gr8" draw:text-style-name="P1" draw:layer="layout" svg:x1="7.365cm" svg:y1="14.8cm" svg:x2="8.1cm" svg:y2="16.969cm">
          <text:p/>
        </draw:line>
        <draw:line draw:style-name="gr8" draw:text-style-name="P1" draw:layer="layout" svg:x1="11cm" svg:y1="14.731cm" svg:x2="11.735cm" svg:y2="16.9cm">
          <text:p/>
        </draw:line>
        <draw:line draw:style-name="gr8" draw:text-style-name="P1" draw:layer="layout" svg:x1="15.265cm" svg:y1="14.8cm" svg:x2="16cm" svg:y2="16.969cm">
          <text:p/>
        </draw:line>
        <draw:line draw:style-name="gr8" draw:text-style-name="P1" draw:layer="layout" svg:x1="19.265cm" svg:y1="14.831cm" svg:x2="20cm" svg:y2="17cm">
          <text:p/>
        </draw:line>
        <draw:line draw:style-name="gr8" draw:text-style-name="P1" draw:layer="layout" svg:x1="23.165cm" svg:y1="14.831cm" svg:x2="23.9cm" svg:y2="17cm">
          <text:p/>
        </draw:line>
        <draw:line draw:style-name="gr8" draw:text-style-name="P1" draw:layer="layout" svg:x1="26.965cm" svg:y1="14.8cm" svg:x2="27.7cm" svg:y2="16.969cm">
          <text:p/>
        </draw:line>
        <draw:line draw:style-name="gr9" draw:text-style-name="P1" draw:layer="layout" svg:x1="1.2cm" svg:y1="16.3cm" svg:x2="1.7cm" svg:y2="15.5cm">
          <text:p/>
        </draw:line>
        <draw:line draw:style-name="gr9" draw:text-style-name="P1" draw:layer="layout" svg:x1="5.2cm" svg:y1="16.4cm" svg:x2="5.7cm" svg:y2="15.6cm">
          <text:p/>
        </draw:line>
        <draw:line draw:style-name="gr9" draw:text-style-name="P1" draw:layer="layout" svg:x1="9.3cm" svg:y1="16.4cm" svg:x2="9.8cm" svg:y2="15.6cm">
          <text:p/>
        </draw:line>
        <draw:line draw:style-name="gr9" draw:text-style-name="P1" draw:layer="layout" svg:x1="13.5cm" svg:y1="16.4cm" svg:x2="14cm" svg:y2="15.6cm">
          <text:p/>
        </draw:line>
        <draw:line draw:style-name="gr9" draw:text-style-name="P1" draw:layer="layout" svg:x1="17.1cm" svg:y1="16.2cm" svg:x2="17.6cm" svg:y2="15.4cm">
          <text:p/>
        </draw:line>
        <draw:line draw:style-name="gr9" draw:text-style-name="P1" draw:layer="layout" svg:x1="21.2cm" svg:y1="16.3cm" svg:x2="21.7cm" svg:y2="15.5cm">
          <text:p/>
        </draw:line>
        <draw:line draw:style-name="gr9" draw:text-style-name="P1" draw:layer="layout" svg:x1="25.3cm" svg:y1="16.4cm" svg:x2="25.8cm" svg:y2="15.6cm">
          <text:p/>
        </draw:line>
        <draw:line draw:style-name="gr9" draw:text-style-name="P1" draw:layer="layout" svg:x1="1.7cm" svg:y1="7.6cm" svg:x2="2.2cm" svg:y2="6.8cm">
          <text:p/>
        </draw:line>
        <draw:line draw:style-name="gr9" draw:text-style-name="P1" draw:layer="layout" svg:x1="5.5cm" svg:y1="7.6cm" svg:x2="6cm" svg:y2="6.8cm">
          <text:p/>
        </draw:line>
        <draw:line draw:style-name="gr9" draw:text-style-name="P1" draw:layer="layout" svg:x1="9.4cm" svg:y1="7.5cm" svg:x2="9.9cm" svg:y2="6.7cm">
          <text:p/>
        </draw:line>
        <draw:line draw:style-name="gr9" draw:text-style-name="P1" draw:layer="layout" svg:x1="13.6cm" svg:y1="7.6cm" svg:x2="14.1cm" svg:y2="6.8cm">
          <text:p/>
        </draw:line>
        <draw:line draw:style-name="gr9" draw:text-style-name="P1" draw:layer="layout" svg:x1="17.438cm" svg:y1="7.537cm" svg:x2="17.938cm" svg:y2="6.737cm">
          <text:p/>
        </draw:line>
        <draw:line draw:style-name="gr9" draw:text-style-name="P1" draw:layer="layout" svg:x1="21.3cm" svg:y1="7.6cm" svg:x2="21.8cm" svg:y2="6.8cm">
          <text:p/>
        </draw:line>
        <draw:line draw:style-name="gr9" draw:text-style-name="P1" draw:layer="layout" svg:x1="25.3cm" svg:y1="7.3cm" svg:x2="25.8cm" svg:y2="6.5cm">
          <text:p/>
        </draw:line>
        <draw:line draw:style-name="gr9" draw:text-style-name="P1" draw:layer="layout" svg:x1="4.1cm" svg:y1="6.8cm" svg:x2="4.4cm" svg:y2="7.6cm">
          <text:p/>
        </draw:line>
        <draw:line draw:style-name="gr9" draw:text-style-name="P1" draw:layer="layout" svg:x1="8.2cm" svg:y1="6.9cm" svg:x2="8.5cm" svg:y2="7.7cm">
          <text:p/>
        </draw:line>
        <draw:line draw:style-name="gr9" draw:text-style-name="P1" draw:layer="layout" svg:x1="12cm" svg:y1="6.8cm" svg:x2="12.3cm" svg:y2="7.6cm">
          <text:p/>
        </draw:line>
        <draw:line draw:style-name="gr9" draw:text-style-name="P1" draw:layer="layout" svg:x1="16.2cm" svg:y1="6.8cm" svg:x2="16.5cm" svg:y2="7.6cm">
          <text:p/>
        </draw:line>
        <draw:line draw:style-name="gr9" draw:text-style-name="P1" draw:layer="layout" svg:x1="19.9cm" svg:y1="6.4cm" svg:x2="20.2cm" svg:y2="7.2cm">
          <text:p/>
        </draw:line>
        <draw:line draw:style-name="gr9" draw:text-style-name="P1" draw:layer="layout" svg:x1="24cm" svg:y1="6.5cm" svg:x2="24.3cm" svg:y2="7.3cm">
          <text:p/>
        </draw:line>
        <draw:line draw:style-name="gr9" draw:text-style-name="P1" draw:layer="layout" svg:x1="27.8cm" svg:y1="6.5cm" svg:x2="28.1cm" svg:y2="7.3cm">
          <text:p/>
        </draw:line>
        <draw:line draw:style-name="gr9" draw:text-style-name="P1" draw:layer="layout" svg:x1="3.9cm" svg:y1="15.4cm" svg:x2="4.2cm" svg:y2="16.2cm">
          <text:p/>
        </draw:line>
        <draw:line draw:style-name="gr9" draw:text-style-name="P1" draw:layer="layout" svg:x1="7.9cm" svg:y1="15.7cm" svg:x2="8.2cm" svg:y2="16.5cm">
          <text:p/>
        </draw:line>
        <draw:line draw:style-name="gr9" draw:text-style-name="P1" draw:layer="layout" svg:x1="11.7cm" svg:y1="15.7cm" svg:x2="12cm" svg:y2="16.5cm">
          <text:p/>
        </draw:line>
        <draw:line draw:style-name="gr9" draw:text-style-name="P1" draw:layer="layout" svg:x1="15.8cm" svg:y1="15.7cm" svg:x2="16.1cm" svg:y2="16.5cm">
          <text:p/>
        </draw:line>
        <draw:line draw:style-name="gr9" draw:text-style-name="P1" draw:layer="layout" svg:x1="19.8cm" svg:y1="15.5cm" svg:x2="20.1cm" svg:y2="16.3cm">
          <text:p/>
        </draw:line>
        <draw:line draw:style-name="gr9" draw:text-style-name="P1" draw:layer="layout" svg:x1="23.7cm" svg:y1="15.7cm" svg:x2="24cm" svg:y2="16.5cm">
          <text:p/>
        </draw:line>
        <draw:line draw:style-name="gr9" draw:text-style-name="P1" draw:layer="layout" svg:x1="27.6cm" svg:y1="15.6cm" svg:x2="27.9cm" svg:y2="16.4cm">
          <text:p/>
        </draw:line>
        <draw:frame draw:style-name="gr10" draw:text-style-name="P7" draw:layer="layout" svg:width="0.959cm" svg:height="0.725cm" svg:x="1.8cm" svg:y="5.975cm">
          <draw:text-box>
            <text:p><text:span text:style-name="T4">D</text:span></text:p>
          </draw:text-box>
        </draw:frame>
        <draw:frame draw:style-name="gr10" draw:text-style-name="P7" draw:layer="layout" svg:width="0.959cm" svg:height="0.725cm" svg:x="3.741cm" svg:y="6.1cm">
          <draw:text-box>
            <text:p><text:span text:style-name="T4">D</text:span></text:p>
          </draw:text-box>
        </draw:frame>
        <draw:frame draw:style-name="gr11" draw:text-style-name="P7" draw:layer="layout" svg:width="0.791cm" svg:height="0.725cm" svg:x="5.7cm" svg:y="5.9cm">
          <draw:text-box>
            <text:p><text:span text:style-name="T4">T</text:span></text:p>
          </draw:text-box>
        </draw:frame>
        <draw:frame draw:style-name="gr10" draw:text-style-name="P7" draw:layer="layout" svg:width="0.764cm" svg:height="0.725cm" svg:x="7.8cm" svg:y="6cm">
          <draw:text-box>
            <text:p><text:span text:style-name="T4">T</text:span></text:p>
          </draw:text-box>
        </draw:frame>
        <draw:frame draw:style-name="gr12" draw:text-style-name="P7" draw:layer="layout" svg:width="1.09cm" svg:height="0.725cm" svg:x="9.4cm" svg:y="6cm">
          <draw:text-box>
            <text:p><text:span text:style-name="T4">NP</text:span></text:p>
          </draw:text-box>
        </draw:frame>
        <draw:frame draw:style-name="gr13" draw:layer="layout" svg:width="1.09cm" svg:height="0.726cm" svg:x="11.41cm" svg:y="5.974cm">
          <draw:text-box>
            <text:p><text:span text:style-name="T4">NP</text:span></text:p>
          </draw:text-box>
        </draw:frame>
        <draw:frame draw:style-name="gr14" draw:text-style-name="P7" draw:layer="layout" svg:width="1.065cm" svg:height="0.725cm" svg:x="13.7cm" svg:y="5.975cm">
          <draw:text-box>
            <text:p><text:span text:style-name="T4">FN</text:span></text:p>
          </draw:text-box>
        </draw:frame>
        <draw:frame draw:style-name="gr15" draw:layer="layout" svg:width="1.1cm" svg:height="1.199cm" svg:x="15.9cm" svg:y="6cm">
          <draw:text-box>
            <text:p><text:span text:style-name="T4">FN</text:span></text:p>
          </draw:text-box>
        </draw:frame>
        <draw:frame draw:style-name="gr13" draw:layer="layout" svg:width="1.065cm" svg:height="0.726cm" svg:x="13.535cm" svg:y="14.7cm">
          <draw:text-box>
            <text:p><text:span text:style-name="T4">FN</text:span></text:p>
          </draw:text-box>
        </draw:frame>
        <draw:frame draw:style-name="gr13" draw:layer="layout" svg:width="1.065cm" svg:height="0.726cm" svg:x="15.3cm" svg:y="14.7cm">
          <draw:text-box>
            <text:p><text:span text:style-name="T4">FN</text:span></text:p>
          </draw:text-box>
        </draw:frame>
        <draw:frame draw:style-name="gr16" draw:text-style-name="P7" draw:layer="layout" svg:width="1.044cm" svg:height="0.725cm" svg:x="17.4cm" svg:y="5.775cm">
          <draw:text-box>
            <text:p><text:span text:style-name="T4">LN</text:span></text:p>
          </draw:text-box>
        </draw:frame>
        <draw:frame draw:style-name="gr16" draw:text-style-name="P7" draw:layer="layout" svg:width="1.044cm" svg:height="0.725cm" svg:x="19.5cm" svg:y="5.775cm">
          <draw:text-box>
            <text:p><text:span text:style-name="T4">LN</text:span></text:p>
          </draw:text-box>
        </draw:frame>
        <draw:frame draw:style-name="gr16" draw:text-style-name="P7" draw:layer="layout" svg:width="1.044cm" svg:height="0.725cm" svg:x="17.3cm" svg:y="14.675cm">
          <draw:text-box>
            <text:p><text:span text:style-name="T4">LN</text:span></text:p>
          </draw:text-box>
        </draw:frame>
        <draw:frame draw:style-name="gr16" draw:text-style-name="P7" draw:layer="layout" svg:width="1.044cm" svg:height="0.725cm" svg:x="19.3cm" svg:y="14.6cm">
          <draw:text-box>
            <text:p><text:span text:style-name="T4">LN</text:span></text:p>
          </draw:text-box>
        </draw:frame>
        <draw:frame draw:style-name="gr17" draw:text-style-name="P7" draw:layer="layout" svg:width="1.048cm" svg:height="0.8cm" svg:x="21.4cm" svg:y="6cm">
          <draw:text-box>
            <text:p><text:span text:style-name="T4">TE</text:span></text:p>
          </draw:text-box>
        </draw:frame>
        <draw:frame draw:style-name="gr13" draw:layer="layout" svg:width="1.048cm" svg:height="0.726cm" svg:x="21.352cm" svg:y="14.8cm">
          <draw:text-box>
            <text:p><text:span text:style-name="T4">TE</text:span></text:p>
          </draw:text-box>
        </draw:frame>
        <draw:frame draw:style-name="gr13" draw:layer="layout" svg:width="1.048cm" svg:height="0.726cm" svg:x="23.552cm" svg:y="5.874cm">
          <draw:text-box>
            <text:p><text:span text:style-name="T4">TE</text:span></text:p>
          </draw:text-box>
        </draw:frame>
        <draw:frame draw:style-name="gr13" draw:layer="layout" svg:width="1.048cm" svg:height="0.726cm" svg:x="23.252cm" svg:y="14.8cm">
          <draw:text-box>
            <text:p><text:span text:style-name="T4">TE</text:span></text:p>
          </draw:text-box>
        </draw:frame>
        <draw:frame draw:style-name="gr10" draw:text-style-name="P7" draw:layer="layout" svg:width="0.959cm" svg:height="0.725cm" svg:x="1.341cm" svg:y="14.7cm">
          <draw:text-box>
            <text:p><text:span text:style-name="T4">D</text:span></text:p>
          </draw:text-box>
        </draw:frame>
        <draw:frame draw:style-name="gr10" draw:text-style-name="P7" draw:layer="layout" svg:width="0.959cm" svg:height="0.725cm" svg:x="3.5cm" svg:y="14.675cm">
          <draw:text-box>
            <text:p><text:span text:style-name="T4">D</text:span></text:p>
          </draw:text-box>
        </draw:frame>
        <draw:frame draw:style-name="gr18" draw:text-style-name="P7" draw:layer="layout" svg:width="0.764cm" svg:height="0.725cm" svg:x="5.436cm" svg:y="14.975cm">
          <draw:text-box>
            <text:p><text:span text:style-name="T4">T</text:span></text:p>
          </draw:text-box>
        </draw:frame>
        <draw:frame draw:style-name="gr18" draw:text-style-name="P7" draw:layer="layout" svg:width="0.764cm" svg:height="0.725cm" svg:x="7.436cm" svg:y="14.975cm">
          <draw:text-box>
            <text:p><text:span text:style-name="T4">T</text:span></text:p>
          </draw:text-box>
        </draw:frame>
        <draw:frame draw:style-name="gr12" draw:text-style-name="P7" draw:layer="layout" svg:width="1.09cm" svg:height="0.725cm" svg:x="9.4cm" svg:y="14.875cm">
          <draw:text-box>
            <text:p><text:span text:style-name="T4">NP</text:span></text:p>
          </draw:text-box>
        </draw:frame>
        <draw:frame draw:style-name="gr12" draw:text-style-name="P7" draw:layer="layout" svg:width="1.09cm" svg:height="0.725cm" svg:x="11.2cm" svg:y="14.9cm">
          <draw:text-box>
            <text:p><text:span text:style-name="T4">NP</text:span></text:p>
          </draw:text-box>
        </draw:frame>
        <draw:frame draw:style-name="gr19" draw:text-style-name="P7" draw:layer="layout" svg:width="1.069cm" svg:height="0.725cm" svg:x="25.4cm" svg:y="5.9cm">
          <draw:text-box>
            <text:p><text:span text:style-name="T4">TN</text:span></text:p>
          </draw:text-box>
        </draw:frame>
        <draw:frame draw:style-name="gr13" draw:layer="layout" svg:width="1.069cm" svg:height="0.726cm" svg:x="27.431cm" svg:y="5.8cm">
          <draw:text-box>
            <text:p><text:span text:style-name="T4">TN</text:span></text:p>
          </draw:text-box>
        </draw:frame>
        <draw:frame draw:style-name="gr13" draw:layer="layout" svg:width="1.069cm" svg:height="0.726cm" svg:x="25.231cm" svg:y="14.774cm">
          <draw:text-box>
            <text:p><text:span text:style-name="T4">TN</text:span></text:p>
          </draw:text-box>
        </draw:frame>
        <draw:frame draw:style-name="gr13" draw:layer="layout" svg:width="1.069cm" svg:height="0.726cm" svg:x="26.931cm" svg:y="14.774cm">
          <draw:text-box>
            <text:p><text:span text:style-name="T4">TN</text:span></text:p>
          </draw:text-box>
        </draw:frame>
        <draw:line draw:style-name="gr8" draw:text-style-name="P1" draw:layer="layout" svg:x1="2.9cm" svg:y1="13.5cm" svg:x2="13.2cm" svg:y2="12cm">
          <text:p/>
        </draw:line>
        <draw:line draw:style-name="gr8" draw:text-style-name="P1" draw:layer="layout" svg:x1="7.3cm" svg:y1="13.5cm" svg:x2="13.6cm" svg:y2="12.1cm">
          <text:p/>
        </draw:line>
        <draw:line draw:style-name="gr8" draw:text-style-name="P1" draw:layer="layout" svg:x1="11.1cm" svg:y1="13.6cm" svg:x2="14.4cm" svg:y2="12cm">
          <text:p/>
        </draw:line>
        <draw:line draw:style-name="gr8" draw:text-style-name="P1" draw:layer="layout" svg:x1="14.7cm" svg:y1="13.4cm" svg:x2="14.7cm" svg:y2="12cm">
          <text:p/>
        </draw:line>
        <draw:line draw:style-name="gr8" draw:text-style-name="P1" draw:layer="layout" svg:x1="15.2cm" svg:y1="12cm" svg:x2="18.6cm" svg:y2="13.4cm">
          <text:p/>
        </draw:line>
        <draw:line draw:style-name="gr8" draw:text-style-name="P1" draw:layer="layout" svg:x1="15.8cm" svg:y1="11.9cm" svg:x2="22.8cm" svg:y2="13.4cm">
          <text:p/>
        </draw:line>
        <draw:line draw:style-name="gr8" draw:text-style-name="P1" draw:layer="layout" svg:x1="16.5cm" svg:y1="11.8cm" svg:x2="26.9cm" svg:y2="13.4cm">
          <text:p/>
        </draw:line>
        <draw:line draw:style-name="gr8" draw:text-style-name="P1" draw:layer="layout" svg:x1="13.2cm" svg:y1="3.4cm" svg:x2="3.1cm" svg:y2="4.6cm">
          <text:p/>
        </draw:line>
        <draw:line draw:style-name="gr8" draw:text-style-name="P1" draw:layer="layout" svg:x1="14cm" svg:y1="3.4cm" svg:x2="7cm" svg:y2="4.6cm">
          <text:p/>
        </draw:line>
        <draw:line draw:style-name="gr8" draw:text-style-name="P1" draw:layer="layout" svg:x1="11.2cm" svg:y1="4.7cm" svg:x2="14.4cm" svg:y2="3.4cm">
          <text:p/>
        </draw:line>
        <draw:line draw:style-name="gr8" draw:text-style-name="P1" draw:layer="layout" svg:x1="15.1cm" svg:y1="4.7cm" svg:x2="15.1cm" svg:y2="3.4cm">
          <text:p/>
        </draw:line>
        <draw:line draw:style-name="gr8" draw:text-style-name="P1" draw:layer="layout" svg:x1="15.3cm" svg:y1="3.4cm" svg:x2="19cm" svg:y2="4.5cm">
          <text:p/>
        </draw:line>
        <draw:line draw:style-name="gr8" draw:text-style-name="P1" draw:layer="layout" svg:x1="16.2cm" svg:y1="3.4cm" svg:x2="22.9cm" svg:y2="4.6cm">
          <text:p/>
        </draw:line>
        <draw:line draw:style-name="gr8" draw:text-style-name="P1" draw:layer="layout" svg:x1="16.5cm" svg:y1="3.2cm" svg:x2="26.9cm" svg:y2="4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21:28:33.735000000</meta:creation-date>
    <dc:date>2014-12-02T15:21:53.914000000</dc:date>
    <meta:editing-duration>PT1H15M15S</meta:editing-duration>
    <meta:editing-cycles>10</meta:editing-cycles>
    <meta:generator>LibreOffice/4.3.2.2$Windows_x86 LibreOffice_project/edfb5295ba211bd31ad47d0bad0118690f76407d</meta:generator>
    <meta:document-statistic meta:object-count="142"/>
  </office:meta>
</office:document-meta>
</file>